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80000002868D1972B740F5A0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8*"/>
    </style:style>
    <style:style style:name="Tableau1.B" style:family="table-column">
      <style:table-column-properties style:column-width="9.5cm" style:rel-column-width="32767*"/>
    </style:style>
    <style:style style:name="Tableau1.A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9.5cm" style:rel-column-width="32767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9.001cm" style:rel-column-width="65535*"/>
    </style:style>
    <style:style style:name="Tableau3.A1" style:family="table-cell">
      <style:table-cell-properties fo:padding="0.097cm" fo:border="0.5pt solid #000000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9.5cm" style:rel-column-width="32767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19.001cm" style:rel-column-width="65535*"/>
    </style:style>
    <style:style style:name="Tableau5.A1" style:family="table-cell">
      <style:table-cell-properties fo:padding="0.097cm" fo:border="0.5pt solid #000000"/>
    </style:style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9.5cm" style:rel-column-width="32767*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9.001cm" style:rel-column-width="65535*"/>
    </style:style>
    <style:style style:name="Tableau7.A1" style:family="table-cell">
      <style:table-cell-properties fo:padding="0.097cm" fo:border="0.5pt solid #000000"/>
    </style:style>
    <style:style style:name="Tableau8" style:family="table">
      <style:table-properties style:width="19.001cm" table:align="margins"/>
    </style:style>
    <style:style style:name="Tableau8.A" style:family="table-column">
      <style:table-column-properties style:column-width="19.001cm" style:rel-column-width="65535*"/>
    </style:style>
    <style:style style:name="Tableau8.A1" style:family="table-cell">
      <style:table-cell-properties fo:padding="0.097cm" fo:border="0.5pt solid #000000"/>
    </style:style>
    <style:style style:name="Tableau10" style:family="table">
      <style:table-properties style:width="19.001cm" table:align="margins"/>
    </style:style>
    <style:style style:name="Tableau10.A" style:family="table-column">
      <style:table-column-properties style:column-width="9.5cm" style:rel-column-width="32767*"/>
    </style:style>
    <style:style style:name="Tableau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0.B1" style:family="table-cell">
      <style:table-cell-properties fo:padding="0.097cm" fo:border="0.5pt solid #000000"/>
    </style:style>
    <style:style style:name="Tableau11" style:family="table">
      <style:table-properties style:width="19.001cm" table:align="margins"/>
    </style:style>
    <style:style style:name="Tableau11.A" style:family="table-column">
      <style:table-column-properties style:column-width="19.001cm" style:rel-column-width="65535*"/>
    </style:style>
    <style:style style:name="Tableau11.A1" style:family="table-cell">
      <style:table-cell-properties fo:padding="0.097cm" fo:border="0.5pt solid #000000"/>
    </style:style>
    <style:style style:name="Tableau12" style:family="table">
      <style:table-properties style:width="19.001cm" table:align="margins"/>
    </style:style>
    <style:style style:name="Tableau12.A" style:family="table-column">
      <style:table-column-properties style:column-width="19.001cm" style:rel-column-width="65535*"/>
    </style:style>
    <style:style style:name="Tableau12.A1" style:family="table-cell">
      <style:table-cell-properties fo:padding="0.097cm" fo:border="0.5pt solid #000000"/>
    </style:style>
    <style:style style:name="Tableau13" style:family="table">
      <style:table-properties style:width="19.001cm" table:align="margins"/>
    </style:style>
    <style:style style:name="Tableau13.A" style:family="table-column">
      <style:table-column-properties style:column-width="19.001cm" style:rel-column-width="65535*"/>
    </style:style>
    <style:style style:name="Tableau13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1" fo:font-size="14pt" fo:font-weight="bold" officeooo:rsid="002fd12a" officeooo:paragraph-rsid="000ba93a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1" fo:font-size="14pt" fo:font-weight="bold" officeooo:rsid="00331b7b" officeooo:paragraph-rsid="000ba93a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1" fo:font-size="14pt" fo:font-weight="bold" officeooo:rsid="001f0054" officeooo:paragraph-rsid="000ba93a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Liberation Sans1" officeooo:rsid="00389b9c" officeooo:paragraph-rsid="000ba93a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iberation Sans1" officeooo:rsid="00316542" officeooo:paragraph-rsid="000ba93a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Liberation Sans1" officeooo:rsid="00316542" officeooo:paragraph-rsid="000ba93a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beration Sans1" officeooo:rsid="0032af26" officeooo:paragraph-rsid="000ba93a"/>
    </style:style>
    <style:style style:name="P8" style:family="paragraph" style:parent-style-name="Standard">
      <style:paragraph-properties fo:text-align="start" style:justify-single-word="false"/>
      <style:text-properties style:font-name="Liberation Sans1" officeooo:rsid="0032af26" officeooo:paragraph-rsid="000ba93a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Liberation Sans1" officeooo:rsid="003e9345" officeooo:paragraph-rsid="000ba93a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Liberation Sans1" officeooo:rsid="00357485" officeooo:paragraph-rsid="000ba93a"/>
    </style:style>
    <style:style style:name="P11" style:family="paragraph" style:parent-style-name="Standard">
      <style:paragraph-properties fo:text-align="start" style:justify-single-word="false"/>
      <style:text-properties style:font-name="Liberation Sans1" fo:font-size="14pt" fo:font-weight="bold" officeooo:rsid="0015bade" officeooo:paragraph-rsid="000ba93a" style:font-size-asian="14pt" style:font-weight-asian="bold" style:font-size-complex="14pt" style:font-weight-complex="bold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Liberation Sans1" officeooo:rsid="002d435d" officeooo:paragraph-rsid="000ba93a"/>
    </style:style>
    <style:style style:name="P13" style:family="paragraph" style:parent-style-name="Standard">
      <style:paragraph-properties fo:text-align="start" style:justify-single-word="false"/>
      <style:text-properties style:font-name="Liberation Sans1" officeooo:rsid="002d435d" officeooo:paragraph-rsid="000ba93a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Liberation Sans1" officeooo:rsid="002e8a3c" officeooo:paragraph-rsid="000ba93a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Liberation Sans1" fo:font-size="16pt" officeooo:rsid="000513d1" officeooo:paragraph-rsid="000ba93a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Liberation Sans1" officeooo:rsid="00228b2a" officeooo:paragraph-rsid="000ba93a"/>
    </style:style>
    <style:style style:name="P17" style:family="paragraph" style:parent-style-name="Standard">
      <style:paragraph-properties fo:text-align="start" style:justify-single-word="false"/>
      <style:text-properties style:font-name="Liberation Sans1" officeooo:rsid="000513d1" officeooo:paragraph-rsid="000ba93a"/>
    </style:style>
    <style:style style:name="P18" style:family="paragraph" style:parent-style-name="Standard">
      <style:paragraph-properties fo:text-align="start" style:justify-single-word="false"/>
      <style:text-properties style:font-name="Liberation Sans1" fo:font-weight="bold" officeooo:rsid="0015bade" officeooo:paragraph-rsid="000ba93a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ans1" officeooo:rsid="0015bade" officeooo:paragraph-rsid="000ba93a"/>
    </style:style>
    <style:style style:name="P20" style:family="paragraph" style:parent-style-name="Standard">
      <style:paragraph-properties fo:text-align="start" style:justify-single-word="false"/>
      <style:text-properties style:font-name="Liberation Sans1" fo:font-size="8pt" officeooo:rsid="0037a438" officeooo:paragraph-rsid="000ba93a" style:font-size-asian="8pt" style:font-size-complex="8pt"/>
    </style:style>
    <style:style style:name="P21" style:family="paragraph" style:parent-style-name="Standard">
      <style:paragraph-properties fo:text-align="start" style:justify-single-word="false"/>
      <style:text-properties style:font-name="Liberation Sans1" fo:font-weight="normal" officeooo:rsid="0030d5b2" officeooo:paragraph-rsid="000ba93a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officeooo:paragraph-rsid="000ba93a"/>
    </style:style>
    <style:style style:name="P23" style:family="paragraph" style:parent-style-name="Standard">
      <style:text-properties fo:color="#000000" loext:opacity="100%" officeooo:paragraph-rsid="000f2647"/>
    </style:style>
    <style:style style:name="P24" style:family="paragraph" style:parent-style-name="Standard">
      <style:text-properties fo:color="#000000" loext:opacity="100%" fo:font-size="14pt" officeooo:paragraph-rsid="0010fe4c" style:font-size-asian="14pt" style:font-size-complex="14pt"/>
    </style:style>
    <style:style style:name="P25" style:family="paragraph" style:parent-style-name="Standard">
      <style:text-properties fo:color="#000000" loext:opacity="100%" fo:font-size="14pt" officeooo:paragraph-rsid="000f2647" style:font-size-asian="14pt" style:font-size-complex="14pt"/>
    </style:style>
    <style:style style:name="P26" style:family="paragraph" style:parent-style-name="Standard">
      <style:text-properties fo:color="#000000" loext:opacity="100%" fo:font-size="14pt" officeooo:paragraph-rsid="00119504" style:font-size-asian="14pt" style:font-size-complex="14pt"/>
    </style:style>
    <style:style style:name="P27" style:family="paragraph" style:parent-style-name="Standard">
      <style:text-properties fo:color="#000000" loext:opacity="100%" fo:font-size="14pt" officeooo:paragraph-rsid="0011dd32" style:font-size-asian="14pt" style:font-size-complex="14pt"/>
    </style:style>
    <style:style style:name="P28" style:family="paragraph" style:parent-style-name="Standard">
      <style:text-properties fo:color="#000000" loext:opacity="100%" officeooo:paragraph-rsid="00199c25"/>
    </style:style>
    <style:style style:name="P29" style:family="paragraph" style:parent-style-name="Standard">
      <style:text-properties fo:color="#00a933" loext:opacity="100%" officeooo:paragraph-rsid="000f2647"/>
    </style:style>
    <style:style style:name="P30" style:family="paragraph" style:parent-style-name="Standard">
      <style:paragraph-properties fo:break-before="page"/>
      <style:text-properties fo:color="#00a933" loext:opacity="100%" officeooo:paragraph-rsid="000f2647"/>
    </style:style>
    <style:style style:name="P31" style:family="paragraph" style:parent-style-name="Standard">
      <style:paragraph-properties fo:text-align="center" style:justify-single-word="false" fo:break-before="page"/>
      <style:text-properties fo:color="#00a933" loext:opacity="100%" fo:font-size="14pt" officeooo:rsid="0015e4c3" officeooo:paragraph-rsid="000f2647" style:font-size-asian="14pt" style:font-size-complex="14pt"/>
    </style:style>
    <style:style style:name="P32" style:family="paragraph" style:parent-style-name="Standard">
      <style:text-properties fo:color="#00a933" loext:opacity="100%" fo:font-size="14pt" officeooo:paragraph-rsid="000f2647" style:font-size-asian="14pt" style:font-size-complex="14pt"/>
    </style:style>
    <style:style style:name="P33" style:family="paragraph" style:parent-style-name="Standard">
      <style:text-properties fo:color="#2a6099" loext:opacity="100%" officeooo:paragraph-rsid="000f2647"/>
    </style:style>
    <style:style style:name="P34" style:family="paragraph" style:parent-style-name="Standard">
      <style:text-properties fo:color="#2a6099" loext:opacity="100%" fo:font-size="14pt" officeooo:paragraph-rsid="000f2647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1" officeooo:rsid="000ba93a" officeooo:paragraph-rsid="000ba93a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1" officeooo:rsid="000d2f94" officeooo:paragraph-rsid="000d2f94"/>
    </style:style>
    <style:style style:name="P37" style:family="paragraph" style:parent-style-name="Table_20_Contents">
      <style:paragraph-properties fo:text-align="start" style:justify-single-word="false"/>
      <style:text-properties style:font-name="Liberation Sans1" officeooo:rsid="00204555" officeooo:paragraph-rsid="000ba93a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1" officeooo:rsid="001f02ff" officeooo:paragraph-rsid="001f02ff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1" officeooo:rsid="00211578" officeooo:paragraph-rsid="00211578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1" officeooo:rsid="00213092" officeooo:paragraph-rsid="00213092"/>
    </style:style>
    <style:style style:name="P41" style:family="paragraph" style:parent-style-name="Table_20_Contents">
      <style:paragraph-properties fo:text-align="center" style:justify-single-word="false"/>
      <style:text-properties style:font-name="Liberation Sans1" officeooo:rsid="0024d658" officeooo:paragraph-rsid="0024d658"/>
    </style:style>
    <style:style style:name="P42" style:family="paragraph" style:parent-style-name="Table_20_Contents">
      <style:paragraph-properties fo:text-align="start" style:justify-single-word="false"/>
      <style:text-properties style:font-name="Liberation Sans" officeooo:rsid="00455953" officeooo:paragraph-rsid="000ba93a" style:font-name-asian="Liberation Sans" style:font-name-complex="Liberation Sans"/>
    </style:style>
    <style:style style:name="P43" style:family="paragraph" style:parent-style-name="Table_20_Contents">
      <style:paragraph-properties fo:text-align="center" style:justify-single-word="false"/>
      <style:text-properties style:font-name="Liberation Sans" officeooo:rsid="00455953" officeooo:paragraph-rsid="000ba93a" style:font-name-asian="Liberation Sans" style:font-name-complex="Liberation Sans"/>
    </style:style>
    <style:style style:name="P44" style:family="paragraph" style:parent-style-name="Table_20_Contents">
      <style:paragraph-properties fo:text-align="center" style:justify-single-word="false"/>
      <style:text-properties style:font-name="Liberation Sans" officeooo:rsid="00455953" officeooo:paragraph-rsid="000d2f94" style:font-name-asian="Liberation Sans" style:font-name-complex="Liberation Sans"/>
    </style:style>
    <style:style style:name="P45" style:family="paragraph" style:parent-style-name="Table_20_Contents">
      <style:paragraph-properties fo:text-align="center" style:justify-single-word="false"/>
      <style:text-properties style:font-name="Liberation Sans" officeooo:rsid="00455953" officeooo:paragraph-rsid="000d4658" style:font-name-asian="Liberation Sans" style:font-name-complex="Liberation Sans"/>
    </style:style>
    <style:style style:name="P46" style:family="paragraph" style:parent-style-name="Table_20_Contents">
      <style:paragraph-properties fo:text-align="center" style:justify-single-word="false"/>
      <style:text-properties style:font-name="Liberation Sans" officeooo:rsid="00455953" officeooo:paragraph-rsid="001f33e4" style:font-name-asian="Liberation Sans" style:font-name-complex="Liberation Sans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officeooo:rsid="00455953" officeooo:paragraph-rsid="00211578" style:font-name-asian="Liberation Sans" style:font-name-complex="Liberation Sans"/>
    </style:style>
    <style:style style:name="P48" style:family="paragraph" style:parent-style-name="Table_20_Contents">
      <style:paragraph-properties fo:text-align="center" style:justify-single-word="false"/>
      <style:text-properties style:font-name="Liberation Sans" officeooo:rsid="00455953" officeooo:paragraph-rsid="0024d658" style:font-name-asian="Liberation Sans" style:font-name-complex="Liberation Sans"/>
    </style:style>
    <style:style style:name="P49" style:family="paragraph" style:parent-style-name="Table_20_Contents">
      <style:text-properties fo:font-size="14pt" officeooo:rsid="0010fe4c" officeooo:paragraph-rsid="0010fe4c" style:font-size-asian="14pt" style:font-size-complex="14pt"/>
    </style:style>
    <style:style style:name="P50" style:family="paragraph" style:parent-style-name="Table_20_Contents">
      <style:text-properties fo:font-size="14pt" officeooo:rsid="00119504" officeooo:paragraph-rsid="00119504" style:font-size-asian="14pt" style:font-size-complex="14pt"/>
    </style:style>
    <style:style style:name="P51" style:family="paragraph" style:parent-style-name="Table_20_Contents">
      <style:text-properties fo:font-size="14pt" officeooo:rsid="001338fe" officeooo:paragraph-rsid="001338fe" style:font-size-asian="14pt" style:font-size-complex="14pt"/>
    </style:style>
    <style:style style:name="P52" style:family="paragraph" style:parent-style-name="Table_20_Contents">
      <style:text-properties fo:font-size="14pt" officeooo:rsid="0022e855" officeooo:paragraph-rsid="0022e855" style:font-size-asian="14pt" style:font-size-complex="14pt"/>
    </style:style>
    <style:style style:name="P53" style:family="paragraph" style:parent-style-name="Table_20_Contents">
      <style:text-properties fo:font-size="14pt" style:text-underline-style="solid" style:text-underline-type="double" style:text-underline-width="auto" style:text-underline-color="font-color" officeooo:rsid="00119504" officeooo:paragraph-rsid="00119504" style:font-size-asian="14pt" style:font-size-complex="14pt"/>
    </style:style>
    <style:style style:name="P54" style:family="paragraph" style:parent-style-name="Table_20_Contents">
      <style:text-properties officeooo:rsid="00199c25" officeooo:paragraph-rsid="00199c25"/>
    </style:style>
    <style:style style:name="P55" style:family="paragraph" style:parent-style-name="Table_20_Contents">
      <style:text-properties style:text-position="0% 100%" officeooo:rsid="001a5d21" officeooo:paragraph-rsid="001a5d21"/>
    </style:style>
    <style:style style:name="P56" style:family="paragraph" style:parent-style-name="Table_20_Contents">
      <style:text-properties officeooo:rsid="001c48f9" officeooo:paragraph-rsid="001c48f9"/>
    </style:style>
    <style:style style:name="P57" style:family="paragraph">
      <style:paragraph-properties fo:text-align="center"/>
    </style:style>
    <style:style style:name="P58" style:family="paragraph">
      <style:paragraph-properties fo:text-align="center" style:writing-mode="tb-rl"/>
      <style:text-properties style:font-name="Liberation Sans1"/>
    </style:style>
    <style:style style:name="T1" style:family="text">
      <style:text-properties officeooo:rsid="00331b7b"/>
    </style:style>
    <style:style style:name="T2" style:family="text">
      <style:text-properties style:text-underline-style="solid" style:text-underline-width="auto" style:text-underline-color="font-color" officeooo:rsid="00331b7b"/>
    </style:style>
    <style:style style:name="T3" style:family="text">
      <style:text-properties officeooo:rsid="003a8683"/>
    </style:style>
    <style:style style:name="T4" style:family="text">
      <style:text-properties officeooo:rsid="00357485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347577" style:font-style-asian="italic" style:font-style-complex="italic"/>
    </style:style>
    <style:style style:name="T7" style:family="text">
      <style:text-properties officeooo:rsid="000cb8c8"/>
    </style:style>
    <style:style style:name="T8" style:family="text">
      <style:text-properties officeooo:rsid="002f933d"/>
    </style:style>
    <style:style style:name="T9" style:family="text">
      <style:text-properties officeooo:rsid="002c5126"/>
    </style:style>
    <style:style style:name="T10" style:family="text">
      <style:text-properties officeooo:rsid="00228b2a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3f281" style:font-weight-asian="normal" style:font-weight-complex="normal"/>
    </style:style>
    <style:style style:name="T13" style:family="text">
      <style:text-properties fo:font-weight="normal" officeooo:rsid="0023f773" style:font-weight-asian="normal" style:font-weight-complex="normal"/>
    </style:style>
    <style:style style:name="T14" style:family="text">
      <style:text-properties fo:font-weight="normal" officeooo:rsid="00246fab" style:font-weight-asian="normal" style:font-weight-complex="normal"/>
    </style:style>
    <style:style style:name="T15" style:family="text">
      <style:text-properties officeooo:rsid="000ba93a"/>
    </style:style>
    <style:style style:name="T16" style:family="text">
      <style:text-properties officeooo:rsid="0015e4c3"/>
    </style:style>
    <style:style style:name="T17" style:family="text">
      <style:text-properties fo:color="#ff0000" loext:opacity="100%" fo:font-weight="bold" fo:background-color="transparent" loext:char-shading-value="0" style:font-weight-asian="bold" style:font-weight-complex="bold"/>
    </style:style>
    <style:style style:name="T18" style:family="text">
      <style:text-properties fo:color="#ff0000" loext:opacity="100%" fo:font-weight="bold" style:font-weight-asian="bold" style:font-weight-complex="bold"/>
    </style:style>
    <style:style style:name="T19" style:family="text">
      <style:text-properties officeooo:rsid="0016c20e"/>
    </style:style>
    <style:style style:name="T20" style:family="text">
      <style:text-properties officeooo:rsid="000d2f94"/>
    </style:style>
    <style:style style:name="T21" style:family="text">
      <style:text-properties officeooo:rsid="000d4658"/>
    </style:style>
    <style:style style:name="T22" style:family="text">
      <style:text-properties style:font-name="Liberation Sans1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885cm" fo:min-width="0.89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1.097cm" fo:min-width="0.99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center" draw:textarea-vertical-align="justify" draw:auto-grow-height="false" fo:min-height="8.472cm" fo:min-width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tb-r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draw:custom-shape text:anchor-type="paragraph" draw:z-index="2" draw:name="Forme 1" draw:style-name="gr2" svg:width="1.98cm" svg:height="2.193cm" svg:x="17.438cm" svg:y="-0.492cm"><text:p text:style-name="P57">1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Séquence : Nombres relatifs (opérations)</text:p>
      <text:p text:style-name="P34"/>
      <text:p text:style-name="P32"><text:span text:style-name="T16">I]</text:span> Additionner des nombres relatifs</text:p>
      <text:p text:style-name="P34"/>
      <text:p text:style-name="P34"><text:span text:style-name="T16">D</text:span>éfinitio<text:span text:style-name="T16">n</text:span></text:p>
      <text:p text:style-name="P34">Si deux nombres relatifs ont le même signe, alors leur <text:span text:style-name="T17">somme</text:span> a :</text:p>
      <text:p text:style-name="P34">- le même signe que les deux nombres ;</text:p>
      <text:p text:style-name="P34">- pour distance à zéro, la somme de leurs distances à zéro.</text:p>
      <text:p text:style-name="P34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24">Exemple 1</text:p>
            <text:p text:style-name="P24">On veut calculer 2,3 + 5,6.</text:p>
            <text:p text:style-name="P24">2,3 et 5,6 sont deux nombres positifs :</text:p>
            <text:p text:style-name="P24">- leur somme est positive ;</text:p>
            <text:p text:style-name="P24">- on ajoute leurs distances à zéro.</text:p>
            <text:p text:style-name="P24">2,3 + 5,6 = 7,9</text:p>
          </table:table-cell>
          <table:table-cell table:style-name="Tableau2.A1" office:value-type="string">
            <text:p text:style-name="P24">Exemple 2</text:p>
            <text:p text:style-name="P24">On veut calculer -3 + (-5).</text:p>
            <text:p text:style-name="P24">-3 et -5 sont deux nombres négatifs :</text:p>
            <text:p text:style-name="P24">- leur somme est négative ;</text:p>
            <text:p text:style-name="P24">- on ajoute leurs distances à zéro.</text:p>
            <text:p text:style-name="P24">-3 + (-5) = -8</text:p>
          </table:table-cell>
        </table:table-row>
      </table:table>
      <text:p text:style-name="P34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49">Mon exemple :</text:p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</table:table-cell>
        </table:table-row>
      </table:table>
      <text:p text:style-name="P25"/>
      <text:p text:style-name="P34">Définition</text:p>
      <text:p text:style-name="P34">Si deux nombres relatifs sont de signes contraires alors leur <text:span text:style-name="T18">somme</text:span> a :</text:p>
      <text:p text:style-name="P34">- le signe du nombre qui a la plus grande distance à zéro ;</text:p>
      <text:p text:style-name="P34">- pour distance à zéro, la différence de leurs distances à zéro.</text:p>
      <text:p text:style-name="P34"/>
      <table:table table:name="Tableau4" table:style-name="Tableau4">
        <table:table-column table:style-name="Tableau4.A" table:number-columns-repeated="2"/>
        <table:table-row>
          <table:table-cell table:style-name="Tableau4.A1" office:value-type="string">
            <text:p text:style-name="P26">Exemple 1</text:p>
            <text:p text:style-name="P26">On veut calculer 7 + (-4).</text:p>
            <text:p text:style-name="P26">7 et -4 sont de signes contraires :</text:p>
            <text:p text:style-name="P26">- leur somme est positive car le nombre qui a la plus grande distance à zéro est 7 ;</text:p>
            <text:p text:style-name="P26">- on soustrait leurs distances à zéro.</text:p>
            <text:p text:style-name="P26">7 + (-4) = 7 - 4 = 3</text:p>
          </table:table-cell>
          <table:table-cell table:style-name="Tableau4.B1" office:value-type="string">
            <text:p text:style-name="P26">Exemple 2</text:p>
            <text:p text:style-name="P26">On veut calculer -5,6 + 3,4.</text:p>
            <text:p text:style-name="P26">-5,6 et 3,4 sont de signes contraires :</text:p>
            <text:p text:style-name="P26">- leur somme est négative car le nombre qui a la plus grande distance à zéro est -5,6 ;</text:p>
            <text:p text:style-name="P26">- on soustrait leurs distances à zéro.</text:p>
            <text:p text:style-name="P26">-5,6 + 3,4 = - (5,6 - 3,4) = -2,2</text:p>
          </table:table-cell>
        </table:table-row>
      </table:table>
      <text:p text:style-name="P34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0">Mon exemple :</text:p>
            <text:p text:style-name="P50"/>
            <text:p text:style-name="P50"/>
            <text:p text:style-name="P50"/>
            <text:p text:style-name="P50"/>
            <text:p text:style-name="P50"/>
            <text:p text:style-name="P53"/>
          </table:table-cell>
        </table:table-row>
      </table:table>
      <text:p text:style-name="P25"/>
      <text:p text:style-name="P25"/>
      <text:p text:style-name="P34"><draw:custom-shape text:anchor-type="paragraph" draw:z-index="3" draw:name="Forme 2" draw:style-name="gr2" draw:text-style-name="P57" svg:width="1.98cm" svg:height="2.193cm" svg:x="17.438cm" svg:y="-0.492cm"><text:p text:style-name="P57">1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text:soft-page-break/>Propriété</text:p>
      <text:p text:style-name="P34">Dans une somme de plusieurs nombres relatifs, on peut :</text:p>
      <text:p text:style-name="P34">- modifier l'ordre des termes ;</text:p>
      <text:p text:style-name="P34">- regrouper plusieurs termes.</text:p>
      <text:p text:style-name="P34"/>
      <table:table table:name="Tableau6" table:style-name="Tableau6">
        <table:table-column table:style-name="Tableau6.A" table:number-columns-repeated="2"/>
        <table:table-row>
          <table:table-cell table:style-name="Tableau6.A1" office:value-type="string">
            <text:p text:style-name="P27">Exemple 1</text:p>
            <text:p text:style-name="P27">6,3 + (-2) + 4,3</text:p>
            <text:p text:style-name="P27">-2 + 6,3 = 4,3</text:p>
          </table:table-cell>
          <table:table-cell table:style-name="Tableau6.A1" office:value-type="string">
            <text:p text:style-name="P27">Exemple 2</text:p>
            <text:p text:style-name="P27">A = 2 + (-3) + 5,1 + (-4,3)</text:p>
            <text:p text:style-name="P27">A = 2 + 5,1 + (-3) + (-4,3)</text:p>
            <text:p text:style-name="P27">A = 7,1 + (-7,3) = -0,2</text:p>
          </table:table-cell>
        </table:table-row>
      </table:table>
      <text:p text:style-name="P34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51">Mon exemple :</text:p>
            <text:p text:style-name="P51"/>
            <text:p text:style-name="P51"/>
            <text:p text:style-name="P51"/>
            <text:p text:style-name="P51"/>
            <text:p text:style-name="P51"/>
            <text:p text:style-name="P51"/>
          </table:table-cell>
        </table:table-row>
      </table:table>
      <text:p text:style-name="P25"/>
      <text:p text:style-name="P29"/>
      <text:p text:style-name="P30"><draw:custom-shape text:anchor-type="paragraph" draw:z-index="4" draw:name="Forme 3" draw:style-name="gr2" draw:text-style-name="P57" svg:width="1.98cm" svg:height="2.193cm" svg:x="17.634cm" svg:y="-0.676cm"><text:p text:style-name="P57">2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text:span text:style-name="T16">II]</text:span> Reconnaître deux nombres opposés</text:p>
      <text:p text:style-name="P33"/>
      <text:p text:style-name="P33">Définition</text:p>
      <text:p text:style-name="P33">On dit que deux nombres sont <text:span text:style-name="T18">opposés</text:span> si leur somme est égale à 0.</text:p>
      <text:p text:style-name="P33"/>
      <text:p text:style-name="P33">Propriétés</text:p>
      <text:p text:style-name="P33">- Deux nombres opposés ont des signes contraires : l'un est positif, l'autre est négatif.</text:p>
      <text:p text:style-name="P33">- Deux nombres opposés ont la même distance à zéro.</text:p>
      <text:p text:style-name="P33"/>
      <text:p text:style-name="P23">Exemples</text:p>
      <text:p text:style-name="P23">- -6,7 + 6,7 = 0 donc 6,7 est l'opposé de -6,7.</text:p>
      <text:p text:style-name="P23">- L'opposé de -5,2 est 5,2 ou 5,2.</text:p>
      <text:p text:style-name="P23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54">Mon exemple :</text:p>
            <text:p text:style-name="P54"/>
            <text:p text:style-name="P54"/>
          </table:table-cell>
        </table:table-row>
      </table:table>
      <text:p text:style-name="P23"/>
      <text:p text:style-name="P33"/>
      <text:p text:style-name="P29"><text:span text:style-name="T19">III] </text:span>Soustraire avec des nombres relatifs</text:p>
      <text:p text:style-name="P33"/>
      <text:p text:style-name="P33">Propriété</text:p>
      <text:p text:style-name="P33">Pour soustraire un nombre relatif, on ajoute son opposé.</text:p>
      <text:p text:style-name="P33"/>
      <table:table table:name="Tableau10" table:style-name="Tableau10">
        <table:table-column table:style-name="Tableau10.A" table:number-columns-repeated="2"/>
        <table:table-row>
          <table:table-cell table:style-name="Tableau10.A1" office:value-type="string">
            <text:p text:style-name="P28"><text:span text:style-name="T19">E</text:span>xemple 1</text:p>
            <text:p text:style-name="P28">On veut calculer A = -5 - 2.</text:p>
            <text:p text:style-name="P28">Pour soustraire 2, on ajoute son opposé : -2.</text:p>
            <text:p text:style-name="P28">A = -5 + (-2)</text:p>
            <text:p text:style-name="P28">A = -5 + 2)</text:p>
            <text:p text:style-name="P28">A = - (5 - 2)</text:p>
            <text:p text:style-name="P28">A = -3</text:p>
          </table:table-cell>
          <table:table-cell table:style-name="Tableau10.B1" office:value-type="string">
            <text:p text:style-name="P28">Exemple 2</text:p>
            <text:p text:style-name="P28">On veut calculer B = 3 - (-6,2).</text:p>
            <text:p text:style-name="P28">Pour soustraire -6,2, on ajoute son opposé : 6,2.</text:p>
            <text:p text:style-name="P28">B = 3 + 6,2</text:p>
            <text:p text:style-name="P28">B = 9,2</text:p>
          </table:table-cell>
        </table:table-row>
      </table:table>
      <text:p text:style-name="P33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55">Mon exemple :</text:p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/>
          </table:table-cell>
        </table:table-row>
      </table:table>
      <text:p text:style-name="P33"/>
      <text:p text:style-name="P33">Propriété</text:p>
      <text:p text:style-name="P33">La distance entre deux points sur une droite graduée est égale à la différence entre la plus grande abscisse et la plus petite.</text:p>
      <text:p text:style-name="P33"/>
      <text:p text:style-name="P23">Exempl<text:span text:style-name="T19">e</text:span></text:p>
      <text:p text:style-name="P23">La distance entre A et B est égale à :<draw:frame draw:style-name="fr1" draw:name="Image1" text:anchor-type="char" svg:x="7.43cm" svg:y="0.298cm" svg:width="5.715cm" svg:height="1.058cm" draw:z-index="1"><draw:image xlink:href="Pictures/10000001000000D80000002868D1972B740F5A07.png" xlink:type="simple" xlink:show="embed" xlink:actuate="onLoad" draw:mime-type="image/png"/></draw:frame></text:p>
      <text:p text:style-name="P23">AB = 3,5 - (-2)</text:p>
      <text:p text:style-name="P23">AB = 3,5 + 2</text:p>
      <text:p text:style-name="P23">AB = 5,5</text:p>
      <text:p text:style-name="P23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56">Mon exemple :</text:p>
            <text:p text:style-name="P56"/>
            <text:p text:style-name="P56"/>
            <text:p text:style-name="P56"/>
            <text:p text:style-name="P56"/>
          </table:table-cell>
        </table:table-row>
      </table:table>
      <text:p text:style-name="P32"><draw:custom-shape text:anchor-type="paragraph" draw:z-index="5" draw:name="Forme 4" draw:style-name="gr1" svg:width="1.786cm" svg:height="1.77cm" svg:x="17.981cm" svg:y="-0.192cm"><text:p text:style-name="P57">3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text:soft-page-break/><text:span text:style-name="T19">IV] </text:span>Enchaîner des additions et des soustractions de nombres relatifs</text:p>
      <text:p text:style-name="P34"/>
      <text:p text:style-name="P34">Méthode</text:p>
      <text:p text:style-name="P34">Pour effectuer des additions et soustractions de nombres relatifs, on peut :</text:p>
      <text:p text:style-name="P34">- transformer les soustractions en additions ;</text:p>
      <text:p text:style-name="P34">- regrouper les nombres positifs entre eux et les nombres négatifs entre eux.</text:p>
      <text:p text:style-name="P34"/>
      <text:p text:style-name="P25">Exemple</text:p>
      <text:p text:style-name="P25">On veut calculer A = -1 + 3 - (-7) + (-2) - 5 - 4.</text:p>
      <text:p text:style-name="P25">- On transforme les soustractions en additions :</text:p>
      <text:p text:style-name="P25">A = -1 + 3 + (-7) + (-2) - 5 - 4</text:p>
      <text:p text:style-name="P25">A = -1 + 3 + 7 + (-2) + (-5) + (-4)</text:p>
      <text:p text:style-name="P25">- On regroupe les termes positifs entre eux et les termes négatifs entre eux.</text:p>
      <text:p text:style-name="P25">A = 3 + 7 + (-1) + (-2) + (-5) + (-4)</text:p>
      <text:p text:style-name="P25">A = 10 + (-12)</text:p>
      <text:p text:style-name="P25">A = -2</text:p>
      <text:p text:style-name="P25"/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52">Mon exemple :</text:p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</table:table-cell>
        </table:table-row>
      </table:table>
      <text:p text:style-name="P25"/>
      <text:p text:style-name="P15"><text:span text:style-name="T15">Nombres relatifs (opéarations)</text:span> - Plan de travail</text:p>
      <text:p text:style-name="P19"/>
      <text:p text:style-name="P1">Matériel <text:span text:style-name="T1">à ramener </text:span><text:span text:style-name="T2">à chaque séance</text:span></text:p>
      <text:p text:style-name="P21"/>
      <text:list text:style-name="L1">
        <text:list-item>
          <text:p text:style-name="P4">cette fiche <text:span text:style-name="T15">Nombre relatifs (opérations)</text:span> – Plan de travail</text:p>
        </text:list-item>
        <text:list-item>
          <text:p text:style-name="P5">fiches d’exercices : <text:span text:style-name="T15">Addition de nombres relatifs ; Soustraction de nombres relatifs ; Addition et soustraction de nombres relatifs ; Problèmes</text:span></text:p>
        </text:list-item>
        <text:list-item>
          <text:p text:style-name="P7">fiches leçons 1, 2, 3 et </text:p>
        </text:list-item>
      </text:list>
      <text:p text:style-name="P8"/>
      <text:p text:style-name="P20">en cas d’oubli : -1 point sur <text:span text:style-name="T3">ce que je fais pour apprendre.</text:span></text:p>
      <text:p text:style-name="P8"/>
      <text:p text:style-name="P2">Outil<text:span text:style-name="T4">s pour m’aider</text:span> dans la classe</text:p>
      <text:list text:style-name="L2">
        <text:list-item>
          <text:p text:style-name="P6">fiches d’exercices <text:span text:style-name="T6">corrigées</text:span><text:span text:style-name="T5"> </text:span>: <text:span text:style-name="T15">Addition de nombres relatifs ; Soustraction de nombres relatifs ; Addition et soustraction de nombres relatifs ; Problèmes</text:span></text:p>
        </text:list-item>
        <text:list-item>
          <text:p text:style-name="P9">l’énoncé de l’évaluation finale</text:p>
        </text:list-item>
        <text:list-item>
          <text:p text:style-name="P10">mes camarades de classe et Mme Brunel Naito</text:p>
        </text:list-item>
      </text:list>
      <text:p text:style-name="P19"><draw:custom-shape text:anchor-type="paragraph" draw:z-index="0" draw:name="Forme 6" draw:style-name="gr3" draw:text-style-name="P58" svg:width="0.847cm" svg:height="9.683cm" svg:x="-1cm" svg:y="0.381cm"><text:p text:style-name="P58"><text:span text:style-name="T22">Je finis ce qu’il y a au-dessus avant de passer à la suite !</text:span></text:p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1">Pour apprendre</text:p>
      <text:p text:style-name="P1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5">Coller et compléter <text:span text:style-name="T20">les fiches leçons 1</text:span></text:p>
            <text:p text:style-name="P44">□</text:p>
          </table:table-cell>
          <table:covered-table-cell/>
        </table:table-row>
        <table:table-row>
          <table:table-cell table:style-name="Tableau1.A2" office:value-type="string">
            <text:p text:style-name="P36">Coller et compléter les fiches leçons 2</text:p>
            <text:p text:style-name="P44">□</text:p>
          </table:table-cell>
          <table:table-cell table:style-name="Tableau1.B2" office:value-type="string">
            <text:p text:style-name="P36">Faire les exercices 1, <text:span text:style-name="T21">2 et 4 de Addition de nombres relatifs</text:span></text:p>
            <text:p text:style-name="P45">□</text:p>
          </table:table-cell>
        </table:table-row>
        <table:table-row>
          <table:table-cell table:style-name="Tableau1.B2" table:number-columns-spanned="2" office:value-type="string">
            <text:p text:style-name="P38">Faire les exercices 2, 4 et 6 de <text:span text:style-name="T15">Soustraction de nombres relatifs</text:span></text:p>
            <text:p text:style-name="P46">□</text:p>
          </table:table-cell>
          <table:covered-table-cell/>
        </table:table-row>
        <table:table-row>
          <table:table-cell table:style-name="Tableau1.B2" table:number-columns-spanned="2" office:value-type="string">
            <text:p text:style-name="P40">Coller et compléter la fiche leçon 3</text:p>
          </table:table-cell>
          <table:covered-table-cell/>
        </table:table-row>
        <table:table-row>
          <table:table-cell table:style-name="Tableau1.B2" table:number-columns-spanned="2" office:value-type="string">
            <text:p text:style-name="P39">Faire les exercices 1, 2 et 3 de <text:span text:style-name="T15">Addition et soustraction de nombres relatifs</text:span></text:p>
            <text:p text:style-name="P47">□</text:p>
          </table:table-cell>
          <table:covered-table-cell/>
        </table:table-row>
        <table:table-row>
          <table:table-cell table:style-name="Tableau1.B2" table:number-columns-spanned="2" office:value-type="string">
            <text:p text:style-name="P41">Faire les exercices 1, 3 et 5 de Problèmes</text:p>
            <text:p text:style-name="P48">□</text:p>
          </table:table-cell>
          <table:covered-table-cell/>
        </table:table-row>
      </table:table>
      <text:p text:style-name="P18"><text:s/></text:p>
      <text:p text:style-name="P13">Que faire si j’ai fini ?</text:p>
      <text:list text:style-name="L3">
        <text:list-item>
          <text:p text:style-name="P12">M’entraîner sur l’évaluation finale. Est-ce que je suis capable de tout faire seul.e ?</text:p>
        </text:list-item>
        <text:list-item>
          <text:p text:style-name="P14">Faire des exercices non exigés dans <text:span text:style-name="T8">les feuilles d’exercices corrigées.</text:span></text:p>
        </text:list-item>
      </text:list>
      <text:p text:style-name="P17"/>
      <text:p text:style-name="P3"><text:span text:style-name="T9">Comment</text:span> suis-je évalué.e ?</text:p>
      <text:p text:style-name="P37"><text:span text:style-name="T10">• </text:span>Sur ce que je fais pour apprendre. Un point pour chaque item fait.</text:p>
      <text:p text:style-name="P16"><text:span text:style-name="T11">• Sur </text:span><text:span text:style-name="T12">l’évaluation finale. </text:span><text:span text:style-name="T13">J’ai le droit de consulter l’énoncé et de </text:span><text:span text:style-name="T14">m’entraîner autant que nécessaire dessus en classe.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4T22:26:07.904000000</meta:creation-date>
    <dc:date>2025-04-24T22:48:53.938000000</dc:date>
    <meta:editing-duration>PT19M27S</meta:editing-duration>
    <meta:editing-cycles>27</meta:editing-cycles>
    <meta:generator>LibreOffice/7.4.3.2$Windows_X86_64 LibreOffice_project/1048a8393ae2eeec98dff31b5c133c5f1d08b890</meta:generator>
    <meta:document-statistic meta:table-count="12" meta:image-count="1" meta:object-count="0" meta:page-count="5" meta:paragraph-count="128" meta:word-count="914" meta:character-count="4434" meta:non-whitespace-character-count="3652"/>
  </office:meta>
</office:document-meta>
</file>